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none" fo:font-weight="normal" officeooo:rsid="00012f8b" officeooo:paragraph-rsid="00012f8b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style:text-underline-style="none" fo:font-weight="normal" officeooo:rsid="000166c0" officeooo:paragraph-rsid="000166c0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style:text-underline-style="none" fo:font-weight="normal" officeooo:rsid="000346c7" officeooo:paragraph-rsid="000346c7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officeooo:rsid="000166c0" officeooo:paragraph-rsid="000166c0" style:font-style-asian="italic" style:font-style-complex="italic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officeooo:rsid="00012f8b" officeooo:paragraph-rsid="00012f8b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bold" officeooo:rsid="000166c0" officeooo:paragraph-rsid="000166c0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officeooo:rsid="000346c7" officeooo:paragraph-rsid="000346c7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none" fo:font-weight="normal" officeooo:rsid="00012f8b" officeooo:paragraph-rsid="00012f8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0346c7" officeooo:paragraph-rsid="000346c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paragraph-rsid="00012f8b"/>
    </style:style>
    <style:style style:name="P11" style:family="paragraph" style:parent-style-name="Standard">
      <style:text-properties officeooo:paragraph-rsid="000166c0"/>
    </style:style>
    <style:style style:name="P12" style:family="paragraph" style:parent-style-name="Standard">
      <style:text-properties fo:font-style="normal" style:text-underline-style="none" fo:font-weight="normal" officeooo:rsid="00012f8b" officeooo:paragraph-rsid="00012f8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0166c0" officeooo:paragraph-rsid="000166c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officeooo:rsid="00012f8b" officeooo:paragraph-rsid="00012f8b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solid" style:text-underline-width="auto" style:text-underline-color="font-color" fo:font-weight="bold" officeooo:rsid="000166c0" officeooo:paragraph-rsid="000166c0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italic" style:text-underline-style="none" fo:font-weight="normal" officeooo:rsid="000166c0" officeooo:paragraph-rsid="000166c0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style:text-underline-style="none" fo:font-weight="normal" officeooo:rsid="000166c0" officeooo:paragraph-rsid="00038b36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text-line-through-style="solid" style:text-line-through-type="single" fo:font-style="normal" style:text-underline-style="solid" style:text-underline-width="auto" style:text-underline-color="font-color" fo:font-weight="bold" officeooo:rsid="000166c0" officeooo:paragraph-rsid="000166c0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text-line-through-style="solid" style:text-line-through-type="single" fo:font-style="italic" style:text-underline-style="none" fo:font-weight="normal" officeooo:rsid="000166c0" officeooo:paragraph-rsid="000166c0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38b36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038b36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012f8b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0166c0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038b36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bold" officeooo:rsid="00038b36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solid" style:text-underline-width="auto" style:text-underline-color="font-color" fo:font-weight="bold" officeooo:rsid="00038b36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normal" officeooo:rsid="00038b36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italic" style:text-underline-style="none" fo:font-weight="normal" officeooo:rsid="00012f8b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0166c0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0346c7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038b36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bold" officeooo:rsid="00038b36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bold" officeooo:rsid="00038b36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solid" style:text-underline-width="auto" style:text-underline-color="font-color" fo:font-weight="normal" officeooo:rsid="00038b36" style:font-style-asian="italic" style:font-weight-asian="normal" style:font-style-complex="italic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OGIN</text:p>
      <text:p text:style-name="P1">signIn<text:span text:style-name="T3"> </text:span></text:p>
      <text:p text:style-name="P8">→ post condizione di imposta il token d’accesso</text:p>
      <text:p text:style-name="P1">ripristinaPw</text:p>
      <text:p text:style-name="P8">→pre condizione verificare validita mail</text:p>
      <text:p text:style-name="P1">generaTokenAccesso</text:p>
      <text:p text:style-name="P8">→pre condizione verificare username salvato nel DB</text:p>
      <text:p text:style-name="P8"/>
      <text:p text:style-name="P5">REGISTRAZIONE</text:p>
      <text:p text:style-name="P1">signUp<text:span text:style-name="T1"> → precondizione verificare che email non si gia presente</text:span></text:p>
      <text:p text:style-name="P8"/>
      <text:p text:style-name="P5">GESTIONE AUTH0</text:p>
      <text:p text:style-name="P1">modificaPw→<text:span text:style-name="T1"> precondizione verificare correttezza oldPass</text:span></text:p>
      <text:p text:style-name="P8"/>
      <text:p text:style-name="P5">SPID</text:p>
      <text:p text:style-name="P1">validitaUtente→<text:span text:style-name="T1"> post condizione impostare attributo validita</text:span></text:p>
      <text:p text:style-name="P8"/>
      <text:p text:style-name="P5">SCRITTURA DB</text:p>
      <text:p text:style-name="P1">salvaUtente→<text:span text:style-name="T1"> verificare che utente non sia già presente</text:span></text:p>
      <text:p text:style-name="P1">rimuoviUtente→<text:span text:style-name="T1"> verificare utente sia presente</text:span></text:p>
      <text:p text:style-name="P1">salvaAnnuncio→<text:span text:style-name="T1">verifica se annuncio non è presente</text:span></text:p>
      <text:p text:style-name="P1">rimuoviAnnuncio→<text:span text:style-name="T1">verificare se annuncio è presente</text:span></text:p>
      <text:p text:style-name="P1">modificaInfoProfilo→<text:span text:style-name="T1"> verificare utente sia presente</text:span></text:p>
      <text:p text:style-name="P1">rimuoviMetodo→<text:span text:style-name="T1">verificare se metodo è presente</text:span></text:p>
      <text:p text:style-name="P1">aggiungiMetodo→<text:span text:style-name="T1"> verificare se metodo non è già presente</text:span></text:p>
      <text:p text:style-name="P8"/>
      <text:p text:style-name="P5">GESTIONE PUBBLICAZIONE ANNUNCIO</text:p>
      <text:p text:style-name="P1">INV<text:span text:style-name="T1">: verificare che </text:span>inserzionista <text:span text:style-name="T1">non è bloccato</text:span></text:p>
      <text:p text:style-name="P8"/>
      <text:p text:style-name="P1">salvaAnnuncio→<text:span text:style-name="T1"> postcondizione </text:span>annuncio.visibile <text:span text:style-name="T1">= true</text:span></text:p>
      <text:p text:style-name="P8"/>
      <text:p text:style-name="P5">PROFILO</text:p>
      <text:p text:style-name="P1">precondizione <text:span text:style-name="T1">di </text:span>visualizzaAnnunci, visualizzaStats, visualizzaRec, visualizzaStorico→<text:span text:style-name="T1"> verificare utente non bloccato</text:span></text:p>
      <text:p text:style-name="P8"/>
      <text:p text:style-name="P1">modificaAnnuncio→<text:span text:style-name="T1"> verificare se annuncio esiste</text:span></text:p>
      <text:p text:style-name="P3">rimuoviAnnuncio→<text:span text:style-name="T1"> </text:span>annuncio.visibile = false</text:p>
      <text:p text:style-name="P1">modificaPw→<text:span text:style-name="T1"> chiama modificaPw di auth0</text:span></text:p>
      <text:p text:style-name="P8"/>
      <text:p text:style-name="P5">STATISTICHE</text:p>
      <text:p text:style-name="P1">calcolaRicavato→<text:span text:style-name="T1"> transazioni NOT empty</text:span></text:p>
      <text:p text:style-name="P8"/>
      <text:p text:style-name="P5">LETTURA DB</text:p>
      <text:p text:style-name="P1">visualizzaUtente→<text:span text:style-name="T1">precondizione utente nel DB</text:span></text:p>
      <text:p text:style-name="P1">visualizzaAnnuncio→<text:span text:style-name="T1">precondizione annuncio nel DB</text:span></text:p>
      <text:p text:style-name="P1">visualizzaWh→<text:span text:style-name="T1"> precondizione utente nel DB</text:span></text:p>
      <text:p text:style-name="P10"><text:span text:style-name="T13">visualizzaRecensione→</text:span><text:span text:style-name="T6"> precondizione profilo nel db</text:span></text:p>
      <text:p text:style-name="P1">visualizzaStats <text:span text:style-name="T1">e </text:span>visualizzastoricotransazioni→<text:span text:style-name="T1">precondizione profilo nel db</text:span></text:p>
      <text:p text:style-name="P8"/>
      <text:p text:style-name="P5">AMMINISTRATORE</text:p>
      <text:p text:style-name="P1">bloccaUtente→<text:span text:style-name="T1"> postcondizione setta utente.bloccato a true</text:span></text:p>
      <text:p text:style-name="P8"/>
      <text:p text:style-name="P6"><text:soft-page-break/>TRANSAZIONE</text:p>
      <text:p text:style-name="P2">salvaNelloStorico→<text:span text:style-name="T1"> precondizione pagamentoeffettuato = true</text:span></text:p>
      <text:p text:style-name="P13"/>
      <text:p text:style-name="P6">INTERFACCIA SISTEMA DI PAGAMENTO</text:p>
      <text:p text:style-name="P17">rimuoviAnnuncio→</text:p>
      <text:p text:style-name="P17"><text:span text:style-name="T1"><text:tab/>precondizione transazione.pagamentoeffettuato <text:s/>= true</text:span></text:p>
      <text:p text:style-name="P17"><text:span text:style-name="T1"><text:tab/></text:span><text:span text:style-name="T2">postcondizione cambiavisibilità se è in affitto</text:span></text:p>
      <text:p text:style-name="P17"><text:span text:style-name="T2"><text:tab/></text:span></text:p>
      <text:p text:style-name="P13"/>
      <text:p text:style-name="P6">SCHERMATA RISULTATI</text:p>
      <text:p text:style-name="P2">selezionaArticolo <text:span text:style-name="T1">→ precondizione articolo in annunc</text:span></text:p>
      <text:p text:style-name="P13"/>
      <text:p text:style-name="P6">SCHERMATA OGGETTO</text:p>
      <text:p text:style-name="P11"><text:span text:style-name="T14">vaiAlPagamento→</text:span><text:span text:style-name="T7"> precondizione annuncio.pagamento online = true</text:span></text:p>
      <text:p text:style-name="P4"><text:span text:style-name="T20">visualizzacalendario→</text:span><text:span text:style-name="T5"> precondizione annuncio.affitto = true</text:span></text:p>
      <text:p text:style-name="P13"/>
      <text:p text:style-name="P6">INTERFACCIA CHAT</text:p>
      <text:p text:style-name="P2">avviaChat→<text:span text:style-name="T1"> precondizione </text:span>utente1 <text:span text:style-name="T1">e </text:span>utente2 <text:span text:style-name="T1">non bloccati</text:span></text:p>
      <text:p text:style-name="P13"/>
      <text:p text:style-name="P6">INTERFACCIA GMAIL</text:p>
      <text:p text:style-name="P2">INV → <text:span text:style-name="T21">validitaIndirizzo</text:span> = true </text:p>
      <text:p text:style-name="P13"/>
      <text:p text:style-name="P18">MetodiPAGAMENTO</text:p>
      <text:p text:style-name="P19">INV→ dataScadenza <text:span text:style-name="T1">&gt; data attuale</text:span></text:p>
      <text:p text:style-name="P19">INV→ codiceControllo<text:span text:style-name="T1"> &gt; 3 cifre (da 000 a 999)</text:span></text:p>
      <text:p text:style-name="P13"/>
      <text:p text:style-name="P6">RECENSIONE</text:p>
      <text:p text:style-name="P2">INV→ stelle da 1 a 5</text:p>
      <text:p text:style-name="P11"><text:span text:style-name="T14">INV → descrizione max </text:span><text:span text:style-name="T15">200</text:span><text:span text:style-name="T14"> caratteri</text:span></text:p>
      <text:p text:style-name="P13"/>
      <text:p text:style-name="P7">ANNUNCIO</text:p>
      <text:p text:style-name="P3">INV→ descrizione max 350 caratteri</text:p>
      <text:p text:style-name="P3">INV→ foto.size <text:span text:style-name="T1">max 10 </text:span><text:span text:style-name="T2">foto</text:span></text:p>
      <text:p text:style-name="P3">INV→ categoria <text:span text:style-name="T1">in </text:span>Categorie[]</text:p>
      <text:p text:style-name="P3"/>
      <text:p text:style-name="P7">FILTRO</text:p>
      <text:p text:style-name="P3">INV → raggioDiRicerca &gt; 0</text:p>
      <text:p text:style-name="P9"/>
      <text:p text:style-name="P7">PERIODO</text:p>
      <text:p text:style-name="P3">INV → datafinale &gt; datainiziale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11:28:49.213996797</meta:creation-date>
    <dc:date>2022-11-24T11:06:57.978459204</dc:date>
    <meta:editing-duration>PT15M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69" meta:word-count="284" meta:character-count="2394" meta:non-whitespace-character-count="2172"/>
  </office:meta>
</office:document-meta>
</file>